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1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67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89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99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32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4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53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9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00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65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11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1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3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6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87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9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9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00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1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1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1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1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18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2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27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3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4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0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1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2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3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62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7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74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7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90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9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05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1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2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43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51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5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5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61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1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6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00:07:55.476727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6-09T14:01:15.813561812</dc:date>
    <meta:editing-duration>P107DT1H52M48S</meta:editing-duration>
    <meta:editing-cycles>1869</meta:editing-cycles>
    <meta:generator>LibreOffice/6.4.7.2$Linux_X86_64 LibreOffice_project/40$Build-2</meta:generator>
    <dc:creator>James Petts</dc:creator>
    <meta:document-statistic meta:table-count="3" meta:cell-count="5974" meta:object-count="0"/>
  </office:meta>
</office:document-meta>
</file>